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4" table:default-cell-style-name="ce1"/>
        <table:table-row table:style-name="ro1">
          <table:table-cell table:number-columns-repeated="2"/>
          <table:table-cell office:value-type="string" calcext:value-type="string">
            <text:p>Pd (Pa)</text:p>
          </table:table-cell>
          <table:table-cell office:value-type="string" calcext:value-type="string">
            <text:p>V (m/s)</text:p>
          </table:table-cell>
          <table:table-cell office:value-type="string" calcext:value-type="string">
            <text:p>Q (m²/s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 (cm)</text:p>
          </table:table-cell>
          <table:table-cell office:value-type="string" calcext:value-type="string">
            <text:p>DeltaP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psilon/D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99.8799*0.1" office:value-type="float" office:value="9.98799" calcext:value-type="float">
            <text:p>9,98799</text:p>
          </table:table-cell>
          <table:table-cell table:formula="of:=12.767*SQRT([.B2])" office:value-type="float" office:value="5.70957597374796" calcext:value-type="float">
            <text:p>5,70957597374796</text:p>
          </table:table-cell>
          <table:table-cell table:formula="of:=PI()*[.D2]*(0.0254*1.5/2)^2" office:value-type="float" office:value="0.00650944090884031" calcext:value-type="float">
            <text:p>0,00650944090884</text:p>
          </table:table-cell>
          <table:table-cell table:formula="of:=7.62*1000/1.5*[.D2]" office:value-type="float" office:value="29004.6459466396" calcext:value-type="float">
            <text:p>29004,6459466396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831.639/100*[.G2]" office:value-type="float" office:value="4.158195" calcext:value-type="float">
            <text:p>4,158195</text:p>
          </table:table-cell>
          <table:table-cell table:formula="of:=0.2*[.I2]" office:value-type="float" office:value="0.831639" calcext:value-type="float">
            <text:p>0,831639</text:p>
          </table:table-cell>
          <table:table-cell table:formula="of:=[.I2]*3.81*2*9.8/5/[.D2]/[.D2]/100" office:value-type="float" office:value="0.0190505791098103" calcext:value-type="float">
            <text:p>0,01905057910981</text:p>
          </table:table-cell>
          <table:table-cell table:formula="of:=((10.641*5/([.I2]*(1.5*0.0254)^4.87))^(1/1.852))*[.E2]" office:value-type="float" office:value="138.958955852101" calcext:value-type="float">
            <text:p>138,9589558521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99.8799*0.2" office:value-type="float" office:value="19.97598" calcext:value-type="float">
            <text:p>19,97598</text:p>
          </table:table-cell>
          <table:table-cell table:formula="of:=12.767*SQRT([.B3])" office:value-type="float" office:value="8.07455977747394" calcext:value-type="float">
            <text:p>8,07455977747394</text:p>
          </table:table-cell>
          <table:table-cell table:formula="of:=PI()*[.D3]*(0.0254*1.5/2)^2" office:value-type="float" office:value="0.00920573961674821" calcext:value-type="float">
            <text:p>0,009205739616748</text:p>
          </table:table-cell>
          <table:table-cell table:formula="of:=3.81*2*1000/1.5*[.D3]" office:value-type="float" office:value="41018.7636695676" calcext:value-type="float">
            <text:p>41018,7636695676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831.639/100*[.G3]" office:value-type="float" office:value="9.148029" calcext:value-type="float">
            <text:p>9,148029</text:p>
          </table:table-cell>
          <table:table-cell table:formula="of:=0.2*[.I3]" office:value-type="float" office:value="1.8296058" calcext:value-type="float">
            <text:p>1,8296058</text:p>
          </table:table-cell>
          <table:table-cell table:formula="of:=[.I3]*3.81*2*9.8/5/[.D3]/[.D3]/100" office:value-type="float" office:value="0.0209556370207913" calcext:value-type="float">
            <text:p>0,020955637020791</text:p>
          </table:table-cell>
          <table:table-cell table:formula="of:=((10.641*5/([.I3]*(1.5*0.0254)^4.87))^(1/1.852))*[.E3]" office:value-type="float" office:value="128.383166701195" calcext:value-type="float">
            <text:p>128,38316670119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formula="of:=99.8799*0.3" office:value-type="float" office:value="29.96397" calcext:value-type="float">
            <text:p>29,96397</text:p>
          </table:table-cell>
          <table:table-cell table:formula="of:=12.767*SQRT([.B4])" office:value-type="float" office:value="9.88927567620602" calcext:value-type="float">
            <text:p>9,88927567620602</text:p>
          </table:table-cell>
          <table:table-cell table:formula="of:=PI()*[.D4]*(0.0254*1.5/2)^2" office:value-type="float" office:value="0.0112746823829787" calcext:value-type="float">
            <text:p>0,011274682382979</text:p>
          </table:table-cell>
          <table:table-cell table:formula="of:=3.81*1000/1.5*[.D4]*2" office:value-type="float" office:value="50237.5204351266" calcext:value-type="float">
            <text:p>50237,5204351266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831.639/100*[.G4]" office:value-type="float" office:value="12.474585" calcext:value-type="float">
            <text:p>12,474585</text:p>
          </table:table-cell>
          <table:table-cell table:formula="of:=0.2*[.I4]" office:value-type="float" office:value="2.494917" calcext:value-type="float">
            <text:p>2,494917</text:p>
          </table:table-cell>
          <table:table-cell table:formula="of:=[.I4]*3.81*2*9.8/5/[.D4]/[.D4]/100" office:value-type="float" office:value="0.0190505791098103" calcext:value-type="float">
            <text:p>0,01905057910981</text:p>
          </table:table-cell>
          <table:table-cell table:formula="of:=((10.641*5/([.I4]*(1.5*0.0254)^4.87))^(1/1.852))*[.E4]" office:value-type="float" office:value="132.991015405067" calcext:value-type="float">
            <text:p>132,9910154050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[.B5]*99.8799" office:value-type="float" office:value="79.90392" calcext:value-type="float">
            <text:p>79,90392</text:p>
          </table:table-cell>
          <table:table-cell table:formula="of:=12.767*SQRT([.B5])" office:value-type="float" office:value="11.4191519474959" calcext:value-type="float">
            <text:p>11,4191519474959</text:p>
          </table:table-cell>
          <table:table-cell table:formula="of:=PI()*[.D5]*(0.0254*1.5/2)^2" office:value-type="float" office:value="0.0130188818176806" calcext:value-type="float">
            <text:p>0,013018881817681</text:p>
          </table:table-cell>
          <table:table-cell table:formula="of:=3.81*1000/1.5*[.D5]*2" office:value-type="float" office:value="58009.2918932793" calcext:value-type="float">
            <text:p>58009,2918932793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831.639/100*[.G5]" office:value-type="float" office:value="15.801141" calcext:value-type="float">
            <text:p>15,801141</text:p>
          </table:table-cell>
          <table:table-cell table:formula="of:=0.2*[.I5]" office:value-type="float" office:value="3.1602282" calcext:value-type="float">
            <text:p>3,1602282</text:p>
          </table:table-cell>
          <table:table-cell table:formula="of:=[.I5]*3.81*2*9.8/5/[.D5]/[.D5]/100" office:value-type="float" office:value="0.0180980501543198" calcext:value-type="float">
            <text:p>0,01809805015432</text:p>
          </table:table-cell>
          <table:table-cell table:formula="of:=((10.641*5/([.I5]*(1.5*0.0254)^4.87))^(1/1.852))*[.E5]" office:value-type="float" office:value="135.163192246307" calcext:value-type="float">
            <text:p>135,16319224630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99.8799*[.B6]" office:value-type="float" office:value="99.8799" calcext:value-type="float">
            <text:p>99,8799</text:p>
          </table:table-cell>
          <table:table-cell table:formula="of:=12.767*SQRT([.B6])" office:value-type="float" office:value="12.767" calcext:value-type="float">
            <text:p>12,767</text:p>
          </table:table-cell>
          <table:table-cell table:formula="of:=PI()*[.D6]*(0.0254*1.5/2)^2" office:value-type="float" office:value="0.0145555523676849" calcext:value-type="float">
            <text:p>0,014555552367685</text:p>
          </table:table-cell>
          <table:table-cell table:formula="of:=3.81*1000/1.5*[.D6]*2" office:value-type="float" office:value="64856.36" calcext:value-type="float">
            <text:p>64856,36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831.639/100*[.G6]" office:value-type="float" office:value="20.790975" calcext:value-type="float">
            <text:p>20,790975</text:p>
          </table:table-cell>
          <table:table-cell table:formula="of:=0.2*[.I6]" office:value-type="float" office:value="4.158195" calcext:value-type="float">
            <text:p>4,158195</text:p>
          </table:table-cell>
          <table:table-cell table:formula="of:=[.I6]*3.81*2*9.8/5/[.D6]/[.D6]/100" office:value-type="float" office:value="0.0190505791098103" calcext:value-type="float">
            <text:p>0,01905057910981</text:p>
          </table:table-cell>
          <table:table-cell table:formula="of:=((10.641*5/([.I6]*(1.5*0.0254)^4.87))^(1/1.852))*[.E6]" office:value-type="float" office:value="130.304056225882" calcext:value-type="float">
            <text:p>130,30405622588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table:formula="of:=99.8799*[.B7]" office:value-type="float" office:value="119.85588" calcext:value-type="float">
            <text:p>119,85588</text:p>
          </table:table-cell>
          <table:table-cell table:formula="of:=12.767*SQRT([.B7])" office:value-type="float" office:value="13.9855477833369" calcext:value-type="float">
            <text:p>13,9855477833369</text:p>
          </table:table-cell>
          <table:table-cell table:formula="of:=PI()*[.D7]*(0.0254*1.5/2)^2" office:value-type="float" office:value="0.0159448087374575" calcext:value-type="float">
            <text:p>0,015944808737458</text:p>
          </table:table-cell>
          <table:table-cell table:formula="of:=3.81*1000/1.5*[.D7]*2" office:value-type="float" office:value="71046.5827393515" calcext:value-type="float">
            <text:p>71046,5827393515</text:p>
          </table:table-cell>
          <table:table-cell office:value-type="float" office:value="3" calcext:value-type="float">
            <text:p>3</text:p>
          </table:table-cell>
          <table:table-cell/>
          <table:table-cell table:formula="of:=831.639/100*[.G7]" office:value-type="float" office:value="24.94917" calcext:value-type="float">
            <text:p>24,94917</text:p>
          </table:table-cell>
          <table:table-cell table:formula="of:=0.2*[.I7]" office:value-type="float" office:value="4.989834" calcext:value-type="float">
            <text:p>4,989834</text:p>
          </table:table-cell>
          <table:table-cell table:formula="of:=[.I7]*3.81*2*9.8/5/[.D7]/[.D7]/100" office:value-type="float" office:value="0.0190505791098103" calcext:value-type="float">
            <text:p>0,01905057910981</text:p>
          </table:table-cell>
          <table:table-cell table:formula="of:=((10.641*5/([.I7]*(1.5*0.0254)^4.87))^(1/1.852))*[.E7]" office:value-type="float" office:value="129.358242225081" calcext:value-type="float">
            <text:p>129,35824222508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table:formula="of:=99.8799*[.B8]" office:value-type="float" office:value="139.83186" calcext:value-type="float">
            <text:p>139,83186</text:p>
          </table:table-cell>
          <table:table-cell table:formula="of:=12.767*SQRT([.B8])" office:value-type="float" office:value="15.1061181181666" calcext:value-type="float">
            <text:p>15,1061181181666</text:p>
          </table:table-cell>
          <table:table-cell table:style-name="ce2" table:formula="of:=PI()*[.D8]*(0.0254*1.5/2)^2" office:value-type="float" office:value="0.0172223618188617" calcext:value-type="float">
            <text:p>0,017222361818862</text:p>
          </table:table-cell>
          <table:table-cell table:formula="of:=3.81*1000/1.5*[.D8]*2" office:value-type="float" office:value="76739.0800402861" calcext:value-type="float">
            <text:p>76739,080040286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831.639/100*[.G8]" office:value-type="float" office:value="29.107365" calcext:value-type="float">
            <text:p>29,107365</text:p>
          </table:table-cell>
          <table:table-cell table:formula="of:=0.2*[.I8]" office:value-type="float" office:value="5.821473" calcext:value-type="float">
            <text:p>5,821473</text:p>
          </table:table-cell>
          <table:table-cell table:formula="of:=[.I8]*3.81*2*9.8/5/[.D8]/[.D8]/100" office:value-type="float" office:value="0.0190505791098103" calcext:value-type="float">
            <text:p>0,01905057910981</text:p>
          </table:table-cell>
          <table:table-cell table:formula="of:=((10.641*5/([.I8]*(1.5*0.0254)^4.87))^(1/1.852))*[.E8]" office:value-type="float" office:value="128.563925908151" calcext:value-type="float">
            <text:p>128,56392590815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table:style-name="ce2" table:formula="of:=99.8799*[.B9]" office:value-type="float" office:value="159.80784" calcext:value-type="float">
            <text:p>159,80784</text:p>
          </table:table-cell>
          <table:table-cell table:formula="of:=12.767*SQRT([.B9])" office:value-type="float" office:value="16.1491195549479" calcext:value-type="float">
            <text:p>16,1491195549479</text:p>
          </table:table-cell>
          <table:table-cell table:formula="of:=PI()*[.D9]*(0.0254*1.5/2)^2" office:value-type="float" office:value="0.0184114792334964" calcext:value-type="float">
            <text:p>0,018411479233497</text:p>
          </table:table-cell>
          <table:table-cell table:formula="of:=3.81*1000/1.5*[.D9]*2" office:value-type="float" office:value="82037.5273391352" calcext:value-type="float">
            <text:p>82037,5273391352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831.639/100*[.G9]" office:value-type="float" office:value="37.423755" calcext:value-type="float">
            <text:p>37,423755</text:p>
          </table:table-cell>
          <table:table-cell table:formula="of:=0.2*[.I9]" office:value-type="float" office:value="7.484751" calcext:value-type="float">
            <text:p>7,484751</text:p>
          </table:table-cell>
          <table:table-cell table:formula="of:=[.I9]*3.81*2*9.8/5/[.D9]/[.D9]/100" office:value-type="float" office:value="0.0214319014985366" calcext:value-type="float">
            <text:p>0,021431901498537</text:p>
          </table:table-cell>
          <table:table-cell table:formula="of:=((10.641*5/([.I9]*(1.5*0.0254)^4.87))^(1/1.852))*[.E9]" office:value-type="float" office:value="120.000153203135" calcext:value-type="float">
            <text:p>120,00015320313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99.8799*[.B10]" office:value-type="float" office:value="0" calcext:value-type="float">
            <text:p>0</text:p>
          </table:table-cell>
          <table:table-cell table:formula="of:=12.767*SQRT([.B10])" office:value-type="float" office:value="0" calcext:value-type="float">
            <text:p>0</text:p>
          </table:table-cell>
          <table:table-cell table:formula="of:=1.14/1000*[.D10]*4" office:value-type="float" office:value="0" calcext:value-type="float">
            <text:p>0</text:p>
          </table:table-cell>
          <table:table-cell table:formula="of:=3.81*1000/1.5*[.D10]*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h(cm)</text:p>
          </table:table-cell>
          <table:table-cell office:value-type="string" calcext:value-type="string">
            <text:p>Pd (Pa)</text:p>
          </table:table-cell>
          <table:table-cell office:value-type="string" calcext:value-type="string">
            <text:p>V (m/s)</text:p>
          </table:table-cell>
          <table:table-cell office:value-type="string" calcext:value-type="string">
            <text:p>Q (m²/s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 (cm)</text:p>
          </table:table-cell>
          <table:table-cell office:value-type="string" calcext:value-type="string">
            <text:p>DeltaP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psilon/D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table:formula="of:=99.8799*[.B13]" office:value-type="float" office:value="9.98799" calcext:value-type="float">
            <text:p>9,98799</text:p>
          </table:table-cell>
          <table:table-cell table:formula="of:=12.767*SQRT([.B13])" office:value-type="float" office:value="4.03727988873697" calcext:value-type="float">
            <text:p>4,03727988873697</text:p>
          </table:table-cell>
          <table:table-cell table:formula="of:=1.14/1000*[.D13]" office:value-type="float" office:value="0.00460249907316015" calcext:value-type="float">
            <text:p>0,00460249907316</text:p>
          </table:table-cell>
          <table:table-cell table:formula="of:=3.81*1000/1.5*[.D13]" office:value-type="float" office:value="10254.6909173919" calcext:value-type="float">
            <text:p>10254,6909173919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831.639/100*[.G13]" office:value-type="float" office:value="7.484751" calcext:value-type="float">
            <text:p>7,484751</text:p>
          </table:table-cell>
          <table:table-cell table:formula="of:=0.2*[.I13]" office:value-type="float" office:value="1.4969502" calcext:value-type="float">
            <text:p>1,4969502</text:p>
          </table:table-cell>
          <table:table-cell table:formula="of:=[.I13]*3.81*2*9.8/5/[.D13]/[.D13]/100" office:value-type="float" office:value="0.068582084795317" calcext:value-type="float">
            <text:p>0,068582084795317</text:p>
          </table:table-cell>
          <table:table-cell table:formula="of:=((10.641*5/([.I13]*(1.5*0.0254)^4.87))^(1/1.852))*[.E13]" office:value-type="float" office:value="71.5320113936487" calcext:value-type="float">
            <text:p>71,5320113936487</text:p>
          </table:table-cell>
          <table:table-cell office:value-type="float" office:value="0.0458" calcext:value-type="float">
            <text:p>0,0458</text:p>
          </table:table-cell>
          <table:table-cell table:formula="of:=[.F13]^0.9*[.M13]" office:value-type="float" office:value="186.507283036678" calcext:value-type="float">
            <text:p>186,5072830366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table:formula="of:=99.8799*[.B14]" office:value-type="float" office:value="19.97598" calcext:value-type="float">
            <text:p>19,97598</text:p>
          </table:table-cell>
          <table:table-cell table:formula="of:=12.767*SQRT([.B14])" office:value-type="float" office:value="5.70957597374796" calcext:value-type="float">
            <text:p>5,70957597374796</text:p>
          </table:table-cell>
          <table:table-cell table:formula="of:=1.14/1000*[.D14]" office:value-type="float" office:value="0.00650891661007268" calcext:value-type="float">
            <text:p>0,006508916610073</text:p>
          </table:table-cell>
          <table:table-cell table:formula="of:=3.81*1000/1.5*[.D14]" office:value-type="float" office:value="14502.3229733198" calcext:value-type="float">
            <text:p>14502,3229733198</text:p>
          </table:table-cell>
          <table:table-cell office:value-type="float" office:value="1.6" calcext:value-type="float">
            <text:p>1,6</text:p>
          </table:table-cell>
          <table:table-cell/>
          <table:table-cell table:formula="of:=831.639/100*[.G14]" office:value-type="float" office:value="13.306224" calcext:value-type="float">
            <text:p>13,306224</text:p>
          </table:table-cell>
          <table:table-cell table:formula="of:=0.2*[.I14]" office:value-type="float" office:value="2.6612448" calcext:value-type="float">
            <text:p>2,6612448</text:p>
          </table:table-cell>
          <table:table-cell table:formula="of:=[.I14]*3.81*2*9.8/5/[.D14]/[.D14]/100" office:value-type="float" office:value="0.0609618531513929" calcext:value-type="float">
            <text:p>0,060961853151393</text:p>
          </table:table-cell>
          <table:table-cell table:formula="of:=((10.641*5/([.I14]*(1.5*0.0254)^4.87))^(1/1.852))*[.E14]" office:value-type="float" office:value="74.1467966777538" calcext:value-type="float">
            <text:p>74,1467966777538</text:p>
          </table:table-cell>
          <table:table-cell office:value-type="float" office:value="0.0351" calcext:value-type="float">
            <text:p>0,0351</text:p>
          </table:table-cell>
          <table:table-cell table:formula="of:=[.F14]^0.9*[.M14]" office:value-type="float" office:value="195.254446154808" calcext:value-type="float">
            <text:p>195,254446154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,3</text:p>
          </table:table-cell>
          <table:table-cell table:formula="of:=99.8799*[.B15]" office:value-type="float" office:value="29.96397" calcext:value-type="float">
            <text:p>29,96397</text:p>
          </table:table-cell>
          <table:table-cell table:formula="of:=12.767*SQRT([.B15])" office:value-type="float" office:value="6.99277389166846" calcext:value-type="float">
            <text:p>6,99277389166846</text:p>
          </table:table-cell>
          <table:table-cell table:formula="of:=1.14/1000*[.D15]" office:value-type="float" office:value="0.00797176223650204" calcext:value-type="float">
            <text:p>0,007971762236502</text:p>
          </table:table-cell>
          <table:table-cell table:formula="of:=3.81*1000/1.5*[.D15]" office:value-type="float" office:value="17761.6456848379" calcext:value-type="float">
            <text:p>17761,6456848379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831.639/100*[.G15]" office:value-type="float" office:value="20.790975" calcext:value-type="float">
            <text:p>20,790975</text:p>
          </table:table-cell>
          <table:table-cell table:formula="of:=0.2*[.I15]" office:value-type="float" office:value="4.158195" calcext:value-type="float">
            <text:p>4,158195</text:p>
          </table:table-cell>
          <table:table-cell table:formula="of:=[.I15]*3.81*2*9.8/5/[.D15]/[.D15]/100" office:value-type="float" office:value="0.0635019303660343" calcext:value-type="float">
            <text:p>0,063501930366034</text:p>
          </table:table-cell>
          <table:table-cell table:formula="of:=((10.641*5/([.I15]*(1.5*0.0254)^4.87))^(1/1.852))*[.E15]" office:value-type="float" office:value="71.3647224402615" calcext:value-type="float">
            <text:p>71,3647224402615</text:p>
          </table:table-cell>
          <table:table-cell office:value-type="float" office:value="0.0385" calcext:value-type="float">
            <text:p>0,0385</text:p>
          </table:table-cell>
          <table:table-cell table:formula="of:=[.F15]^0.9*[.M15]" office:value-type="float" office:value="257.036981011741" calcext:value-type="float">
            <text:p>257,0369810117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,4</text:p>
          </table:table-cell>
          <table:table-cell table:formula="of:=[.B16]*99.8799" office:value-type="float" office:value="39.95196" calcext:value-type="float">
            <text:p>39,95196</text:p>
          </table:table-cell>
          <table:table-cell table:formula="of:=12.767*SQRT([.B16])" office:value-type="float" office:value="8.07455977747394" calcext:value-type="float">
            <text:p>8,07455977747394</text:p>
          </table:table-cell>
          <table:table-cell table:formula="of:=1.14/1000*[.D16]" office:value-type="float" office:value="0.00920499814632029" calcext:value-type="float">
            <text:p>0,00920499814632</text:p>
          </table:table-cell>
          <table:table-cell table:formula="of:=3.81*1000/1.5*[.D16]" office:value-type="float" office:value="20509.3818347838" calcext:value-type="float">
            <text:p>20509,3818347838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831.639/100*[.G16]" office:value-type="float" office:value="27.444087" calcext:value-type="float">
            <text:p>27,444087</text:p>
          </table:table-cell>
          <table:table-cell table:formula="of:=0.2*[.I16]" office:value-type="float" office:value="5.4888174" calcext:value-type="float">
            <text:p>5,4888174</text:p>
          </table:table-cell>
          <table:table-cell table:formula="of:=[.I16]*3.81*2*9.8/5/[.D16]/[.D16]/100" office:value-type="float" office:value="0.0628669110623739" calcext:value-type="float">
            <text:p>0,062866911062374</text:p>
          </table:table-cell>
          <table:table-cell table:formula="of:=((10.641*5/([.I16]*(1.5*0.0254)^4.87))^(1/1.852))*[.E16]" office:value-type="float" office:value="70.9329847799474" calcext:value-type="float">
            <text:p>70,9329847799474</text:p>
          </table:table-cell>
          <table:table-cell office:value-type="float" office:value="0.0377" calcext:value-type="float">
            <text:p>0,0377</text:p>
          </table:table-cell>
          <table:table-cell table:formula="of:=[.F16]^0.9*[.M16]" office:value-type="float" office:value="286.482873295362" calcext:value-type="float">
            <text:p>286,4828732953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formula="of:=99.8799*[.B17]" office:value-type="float" office:value="49.93995" calcext:value-type="float">
            <text:p>49,93995</text:p>
          </table:table-cell>
          <table:table-cell table:formula="of:=12.767*SQRT([.B17])" office:value-type="float" office:value="9.02763227540865" calcext:value-type="float">
            <text:p>9,02763227540865</text:p>
          </table:table-cell>
          <table:table-cell table:formula="of:=1.14/1000*[.D17]" office:value-type="float" office:value="0.0102915007939659" calcext:value-type="float">
            <text:p>0,010291500793966</text:p>
          </table:table-cell>
          <table:table-cell table:formula="of:=3.81*1000/1.5*[.D17]" office:value-type="float" office:value="22930.185979538" calcext:value-type="float">
            <text:p>22930,185979538</text:p>
          </table:table-cell>
          <table:table-cell office:value-type="float" office:value="4.4" calcext:value-type="float">
            <text:p>4,4</text:p>
          </table:table-cell>
          <table:table-cell/>
          <table:table-cell table:formula="of:=831.639/100*[.G17]" office:value-type="float" office:value="36.592116" calcext:value-type="float">
            <text:p>36,592116</text:p>
          </table:table-cell>
          <table:table-cell table:formula="of:=0.2*[.I17]" office:value-type="float" office:value="7.3184232" calcext:value-type="float">
            <text:p>7,3184232</text:p>
          </table:table-cell>
          <table:table-cell table:formula="of:=[.I17]*3.81*2*9.8/5/[.D17]/[.D17]/100" office:value-type="float" office:value="0.0670580384665322" calcext:value-type="float">
            <text:p>0,067058038466532</text:p>
          </table:table-cell>
          <table:table-cell table:formula="of:=((10.641*5/([.I17]*(1.5*0.0254)^4.87))^(1/1.852))*[.E17]" office:value-type="float" office:value="67.8956140604021" calcext:value-type="float">
            <text:p>67,8956140604021</text:p>
          </table:table-cell>
          <table:table-cell office:value-type="float" office:value="0.0436" calcext:value-type="float">
            <text:p>0,0436</text:p>
          </table:table-cell>
          <table:table-cell table:formula="of:=[.F17]^0.9*[.M17]" office:value-type="float" office:value="366.313824240377" calcext:value-type="float">
            <text:p>366,3138242403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,6</text:p>
          </table:table-cell>
          <table:table-cell table:formula="of:=99.8799*[.B18]" office:value-type="float" office:value="59.92794" calcext:value-type="float">
            <text:p>59,92794</text:p>
          </table:table-cell>
          <table:table-cell table:formula="of:=12.767*SQRT([.B18])" office:value-type="float" office:value="9.88927567620602" calcext:value-type="float">
            <text:p>9,88927567620602</text:p>
          </table:table-cell>
          <table:table-cell table:formula="of:=1.14/1000*[.D18]" office:value-type="float" office:value="0.0112737742708749" calcext:value-type="float">
            <text:p>0,011273774270875</text:p>
          </table:table-cell>
          <table:table-cell table:formula="of:=3.81*1000/1.5*[.D18]" office:value-type="float" office:value="25118.7602175633" calcext:value-type="float">
            <text:p>25118,7602175633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831.639/100*[.G18]" office:value-type="float" office:value="43.245228" calcext:value-type="float">
            <text:p>43,245228</text:p>
          </table:table-cell>
          <table:table-cell table:formula="of:=0.2*[.I18]" office:value-type="float" office:value="8.6490456" calcext:value-type="float">
            <text:p>8,6490456</text:p>
          </table:table-cell>
          <table:table-cell table:formula="of:=[.I18]*3.81*2*9.8/5/[.D18]/[.D18]/100" office:value-type="float" office:value="0.0660420075806757" calcext:value-type="float">
            <text:p>0,066042007580676</text:p>
          </table:table-cell>
          <table:table-cell table:formula="of:=((10.641*5/([.I18]*(1.5*0.0254)^4.87))^(1/1.852))*[.E18]" office:value-type="float" office:value="67.9607428346962" calcext:value-type="float">
            <text:p>67,9607428346962</text:p>
          </table:table-cell>
          <table:table-cell office:value-type="float" office:value="0.042" calcext:value-type="float">
            <text:p>0,042</text:p>
          </table:table-cell>
          <table:table-cell table:formula="of:=[.F18]^0.9*[.M18]" office:value-type="float" office:value="383.043123858167" calcext:value-type="float">
            <text:p>383,0431238581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,7</text:p>
          </table:table-cell>
          <table:table-cell table:formula="of:=99.8799*[.B19]" office:value-type="float" office:value="69.91593" calcext:value-type="float">
            <text:p>69,91593</text:p>
          </table:table-cell>
          <table:table-cell table:formula="of:=12.767*SQRT([.B19])" office:value-type="float" office:value="10.6816385587605" calcext:value-type="float">
            <text:p>10,6816385587605</text:p>
          </table:table-cell>
          <table:table-cell table:formula="of:=1.14/1000*[.D19]" office:value-type="float" office:value="0.012177067956987" calcext:value-type="float">
            <text:p>0,012177067956987</text:p>
          </table:table-cell>
          <table:table-cell table:formula="of:=3.81*1000/1.5*[.D19]" office:value-type="float" office:value="27131.3619392518" calcext:value-type="float">
            <text:p>27131,3619392518</text:p>
          </table:table-cell>
          <table:table-cell office:value-type="float" office:value="6.2" calcext:value-type="float">
            <text:p>6,2</text:p>
          </table:table-cell>
          <table:table-cell/>
          <table:table-cell table:formula="of:=831.639/100*[.G19]" office:value-type="float" office:value="51.561618" calcext:value-type="float">
            <text:p>51,561618</text:p>
          </table:table-cell>
          <table:table-cell table:formula="of:=0.2*[.I19]" office:value-type="float" office:value="10.3123236" calcext:value-type="float">
            <text:p>10,3123236</text:p>
          </table:table-cell>
          <table:table-cell table:formula="of:=[.I19]*3.81*2*9.8/5/[.D19]/[.D19]/100" office:value-type="float" office:value="0.0674934802747564" calcext:value-type="float">
            <text:p>0,067493480274757</text:p>
          </table:table-cell>
          <table:table-cell table:formula="of:=((10.641*5/([.I19]*(1.5*0.0254)^4.87))^(1/1.852))*[.E19]" office:value-type="float" office:value="66.7552005499102" calcext:value-type="float">
            <text:p>66,7552005499102</text:p>
          </table:table-cell>
          <table:table-cell office:value-type="float" office:value="0.0442" calcext:value-type="float">
            <text:p>0,0442</text:p>
          </table:table-cell>
          <table:table-cell table:formula="of:=[.F19]^0.9*[.M19]" office:value-type="float" office:value="432.062629959805" calcext:value-type="float">
            <text:p>432,0626299598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style-name="ce2" table:formula="of:=99.8799*[.B20]" office:value-type="float" office:value="79.90392" calcext:value-type="float">
            <text:p>79,90392</text:p>
          </table:table-cell>
          <table:table-cell table:formula="of:=12.767*SQRT([.B20])" office:value-type="float" office:value="11.4191519474959" calcext:value-type="float">
            <text:p>11,4191519474959</text:p>
          </table:table-cell>
          <table:table-cell table:formula="of:=1.14/1000*[.D20]" office:value-type="float" office:value="0.0130178332201454" calcext:value-type="float">
            <text:p>0,013017833220145</text:p>
          </table:table-cell>
          <table:table-cell table:formula="of:=3.81*1000/1.5*[.D20]" office:value-type="float" office:value="29004.6459466396" calcext:value-type="float">
            <text:p>29004,6459466396</text:p>
          </table:table-cell>
          <table:table-cell office:value-type="float" office:value="6.8" calcext:value-type="float">
            <text:p>6,8</text:p>
          </table:table-cell>
          <table:table-cell/>
          <table:table-cell table:formula="of:=831.639/100*[.G20]" office:value-type="float" office:value="56.551452" calcext:value-type="float">
            <text:p>56,551452</text:p>
          </table:table-cell>
          <table:table-cell table:formula="of:=0.2*[.I20]" office:value-type="float" office:value="11.3102904" calcext:value-type="float">
            <text:p>11,3102904</text:p>
          </table:table-cell>
          <table:table-cell table:formula="of:=[.I20]*3.81*2*9.8/5/[.D20]/[.D20]/100" office:value-type="float" office:value="0.064771968973355" calcext:value-type="float">
            <text:p>0,064771968973355</text:p>
          </table:table-cell>
          <table:table-cell table:formula="of:=((10.641*5/([.I20]*(1.5*0.0254)^4.87))^(1/1.852))*[.E20]" office:value-type="float" office:value="67.8921419932782" calcext:value-type="float">
            <text:p>67,8921419932782</text:p>
          </table:table-cell>
          <table:table-cell office:value-type="float" office:value="0.0403" calcext:value-type="float">
            <text:p>0,0403</text:p>
          </table:table-cell>
          <table:table-cell table:formula="of:=[.F20]^0.9*[.M20]" office:value-type="float" office:value="418.336595570901" calcext:value-type="float">
            <text:p>418,3365955709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99.8799*[.B21]" office:value-type="float" office:value="0" calcext:value-type="float">
            <text:p>0</text:p>
          </table:table-cell>
          <table:table-cell table:formula="of:=12.767*SQRT([.B21])" office:value-type="float" office:value="0" calcext:value-type="float">
            <text:p>0</text:p>
          </table:table-cell>
          <table:table-cell table:formula="of:=1.14/1000*[.D21]" office:value-type="float" office:value="0" calcext:value-type="float">
            <text:p>0</text:p>
          </table:table-cell>
          <table:table-cell table:formula="of:=3.81*1000/1.5*[.D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office:value-type="string" calcext:value-type="string">
            <text:p>h(cm)</text:p>
          </table:table-cell>
          <table:table-cell office:value-type="string" calcext:value-type="string">
            <text:p>Pd (Pa)</text:p>
          </table:table-cell>
          <table:table-cell office:value-type="string" calcext:value-type="string">
            <text:p>V (m/s)</text:p>
          </table:table-cell>
          <table:table-cell office:value-type="string" calcext:value-type="string">
            <text:p>Q (m²/s)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H (cm)</text:p>
          </table:table-cell>
          <table:table-cell office:value-type="string" calcext:value-type="string">
            <text:p>DeltaP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psilon/D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formula="of:=99.8799*[.B24]" office:value-type="float" office:value="19.97598" calcext:value-type="float">
            <text:p>19,97598</text:p>
          </table:table-cell>
          <table:table-cell table:formula="of:=12.767*SQRT([.B24])" office:value-type="float" office:value="5.70957597374796" calcext:value-type="float">
            <text:p>5,70957597374796</text:p>
          </table:table-cell>
          <table:table-cell table:formula="of:=1.14/1000*[.D24]*4" office:value-type="float" office:value="0.0260356664402907" calcext:value-type="float">
            <text:p>0,026035666440291</text:p>
          </table:table-cell>
          <table:table-cell table:formula="of:=7.62*1000/1.5*[.D24]" office:value-type="float" office:value="29004.6459466396" calcext:value-type="float">
            <text:p>29004,6459466396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831.639/100*[.G24]" office:value-type="float" office:value="2.494917" calcext:value-type="float">
            <text:p>2,494917</text:p>
          </table:table-cell>
          <table:table-cell table:formula="of:=0.2*[.I24]" office:value-type="float" office:value="0.4989834" calcext:value-type="float">
            <text:p>0,4989834</text:p>
          </table:table-cell>
          <table:table-cell table:formula="of:=[.I24]*3.81*2*9.8/5/[.D24]/[.D24]/100*2" office:value-type="float" office:value="0.0228606949317724" calcext:value-type="float">
            <text:p>0,022860694931772</text:p>
          </table:table-cell>
          <table:table-cell table:formula="of:=((10.641*5/([.I24]*(3*0.0254)^4.87))^(1/1.852))*[.E24]" office:value-type="float" office:value="118.335469446762" calcext:value-type="float">
            <text:p>118,335469446762</text:p>
          </table:table-cell>
          <table:table-cell office:value-type="float" office:value="0.00181" calcext:value-type="float">
            <text:p>0,00181</text:p>
          </table:table-cell>
          <table:table-cell table:formula="of:=[.F24]^0.9*[.M24]" office:value-type="float" office:value="18.7888148382961" calcext:value-type="float">
            <text:p>18,78881483829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,4</text:p>
          </table:table-cell>
          <table:table-cell table:formula="of:=99.8799*[.B25]" office:value-type="float" office:value="39.95196" calcext:value-type="float">
            <text:p>39,95196</text:p>
          </table:table-cell>
          <table:table-cell table:formula="of:=12.767*SQRT([.B25])" office:value-type="float" office:value="8.07455977747394" calcext:value-type="float">
            <text:p>8,07455977747394</text:p>
          </table:table-cell>
          <table:table-cell table:formula="of:=1.14/1000*[.D25]*4" office:value-type="float" office:value="0.0368199925852812" calcext:value-type="float">
            <text:p>0,036819992585281</text:p>
          </table:table-cell>
          <table:table-cell table:formula="of:=3.81*1000/1.5*[.D25]*2" office:value-type="float" office:value="41018.7636695676" calcext:value-type="float">
            <text:p>41018,7636695676</text:p>
          </table:table-cell>
          <table:table-cell office:value-type="float" office:value="0.5" calcext:value-type="float">
            <text:p>0,5</text:p>
          </table:table-cell>
          <table:table-cell/>
          <table:table-cell table:formula="of:=831.639/100*[.G25]" office:value-type="float" office:value="4.158195" calcext:value-type="float">
            <text:p>4,158195</text:p>
          </table:table-cell>
          <table:table-cell table:formula="of:=0.2*[.I25]" office:value-type="float" office:value="0.831639" calcext:value-type="float">
            <text:p>0,831639</text:p>
          </table:table-cell>
          <table:table-cell table:formula="of:=[.I25]*7.62*2*9.8/5/[.D25]/[.D25]/100" office:value-type="float" office:value="0.0190505791098103" calcext:value-type="float">
            <text:p>0,01905057910981</text:p>
          </table:table-cell>
          <table:table-cell table:formula="of:=((10.641*5/([.I25]*(3*0.0254)^4.87))^(1/1.852))*[.E25]" office:value-type="float" office:value="127.010958692744" calcext:value-type="float">
            <text:p>127,010958692744</text:p>
          </table:table-cell>
          <table:table-cell office:value-type="float" office:value="0.00088" calcext:value-type="float">
            <text:p>0,00088</text:p>
          </table:table-cell>
          <table:table-cell table:formula="of:=[.F25]^0.9*[.M25]" office:value-type="float" office:value="12.4786321283529" calcext:value-type="float">
            <text:p>12,47863212835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,6</text:p>
          </table:table-cell>
          <table:table-cell table:formula="of:=99.8799*[.B26]" office:value-type="float" office:value="59.92794" calcext:value-type="float">
            <text:p>59,92794</text:p>
          </table:table-cell>
          <table:table-cell table:formula="of:=12.767*SQRT([.B26])" office:value-type="float" office:value="9.88927567620602" calcext:value-type="float">
            <text:p>9,88927567620602</text:p>
          </table:table-cell>
          <table:table-cell table:formula="of:=1.14/1000*[.D26]*4" office:value-type="float" office:value="0.0450950970834995" calcext:value-type="float">
            <text:p>0,0450950970835</text:p>
          </table:table-cell>
          <table:table-cell table:formula="of:=3.81*1000/1.5*[.D26]*2" office:value-type="float" office:value="50237.5204351266" calcext:value-type="float">
            <text:p>50237,5204351266</text:p>
          </table:table-cell>
          <table:table-cell office:value-type="float" office:value="0.7" calcext:value-type="float">
            <text:p>0,7</text:p>
          </table:table-cell>
          <table:table-cell/>
          <table:table-cell table:formula="of:=831.639/100*[.G26]" office:value-type="float" office:value="5.821473" calcext:value-type="float">
            <text:p>5,821473</text:p>
          </table:table-cell>
          <table:table-cell table:formula="of:=0.2*[.I26]" office:value-type="float" office:value="1.1642946" calcext:value-type="float">
            <text:p>1,1642946</text:p>
          </table:table-cell>
          <table:table-cell table:formula="of:=[.I26]*3.81*2*9.8/5/[.D26]/[.D26]/100*2" office:value-type="float" office:value="0.0177805405024896" calcext:value-type="float">
            <text:p>0,01778054050249</text:p>
          </table:table-cell>
          <table:table-cell table:formula="of:=((10.641*5/([.I26]*(3*0.0254)^4.87))^(1/1.852))*[.E26]" office:value-type="float" office:value="129.713147194384" calcext:value-type="float">
            <text:p>129,713147194384</text:p>
          </table:table-cell>
          <table:table-cell office:value-type="float" office:value="0.0009" calcext:value-type="float">
            <text:p>0,0009</text:p>
          </table:table-cell>
          <table:table-cell table:formula="of:=[.F26]^0.9*[.M26]" office:value-type="float" office:value="15.3167945031853" calcext:value-type="float">
            <text:p>15,31679450318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,8</text:p>
          </table:table-cell>
          <table:table-cell table:formula="of:=[.B27]*99.8799" office:value-type="float" office:value="79.90392" calcext:value-type="float">
            <text:p>79,90392</text:p>
          </table:table-cell>
          <table:table-cell table:formula="of:=12.767*SQRT([.B27])" office:value-type="float" office:value="11.4191519474959" calcext:value-type="float">
            <text:p>11,4191519474959</text:p>
          </table:table-cell>
          <table:table-cell table:formula="of:=1.14/1000*[.D27]*4" office:value-type="float" office:value="0.0520713328805814" calcext:value-type="float">
            <text:p>0,052071332880582</text:p>
          </table:table-cell>
          <table:table-cell table:formula="of:=3.81*1000/1.5*[.D27]*2" office:value-type="float" office:value="58009.2918932793" calcext:value-type="float">
            <text:p>58009,2918932793</text:p>
          </table:table-cell>
          <table:table-cell office:value-type="float" office:value="0.9" calcext:value-type="float">
            <text:p>0,9</text:p>
          </table:table-cell>
          <table:table-cell/>
          <table:table-cell table:formula="of:=831.639/100*[.G27]" office:value-type="float" office:value="7.484751" calcext:value-type="float">
            <text:p>7,484751</text:p>
          </table:table-cell>
          <table:table-cell table:formula="of:=0.2*[.I27]" office:value-type="float" office:value="1.4969502" calcext:value-type="float">
            <text:p>1,4969502</text:p>
          </table:table-cell>
          <table:table-cell table:formula="of:=[.I27]*3.81*2*9.8/5/[.D27]/[.D27]/100*2" office:value-type="float" office:value="0.0171455211988293" calcext:value-type="float">
            <text:p>0,017145521198829</text:p>
          </table:table-cell>
          <table:table-cell table:formula="of:=((10.641*5/([.I27]*(3*0.0254)^4.87))^(1/1.852))*[.E27]" office:value-type="float" office:value="130.773596005046" calcext:value-type="float">
            <text:p>130,773596005046</text:p>
          </table:table-cell>
          <table:table-cell office:value-type="float" office:value="0.00058" calcext:value-type="float">
            <text:p>0,00058</text:p>
          </table:table-cell>
          <table:table-cell table:formula="of:=[.F27]^0.9*[.M27]" office:value-type="float" office:value="11.2350704831865" calcext:value-type="float">
            <text:p>11,23507048318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99.8799*[.B28]" office:value-type="float" office:value="99.8799" calcext:value-type="float">
            <text:p>99,8799</text:p>
          </table:table-cell>
          <table:table-cell table:formula="of:=12.767*SQRT([.B28])" office:value-type="float" office:value="12.767" calcext:value-type="float">
            <text:p>12,767</text:p>
          </table:table-cell>
          <table:table-cell table:formula="of:=1.14/1000*[.D28]*4" office:value-type="float" office:value="0.05821752" calcext:value-type="float">
            <text:p>0,05821752</text:p>
          </table:table-cell>
          <table:table-cell table:formula="of:=3.81*1000/1.5*[.D28]*2" office:value-type="float" office:value="64856.36" calcext:value-type="float">
            <text:p>64856,36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831.639/100*[.G28]" office:value-type="float" office:value="9.148029" calcext:value-type="float">
            <text:p>9,148029</text:p>
          </table:table-cell>
          <table:table-cell table:formula="of:=0.2*[.I28]" office:value-type="float" office:value="1.8296058" calcext:value-type="float">
            <text:p>1,8296058</text:p>
          </table:table-cell>
          <table:table-cell table:formula="of:=[.I28]*3.81*2*9.8/5/[.D28]/[.D28]/100*2" office:value-type="float" office:value="0.0167645096166331" calcext:value-type="float">
            <text:p>0,016764509616633</text:p>
          </table:table-cell>
          <table:table-cell table:formula="of:=((10.641*5/([.I28]*(3*0.0254)^4.87))^(1/1.852))*[.E28]" office:value-type="float" office:value="131.195138489661" calcext:value-type="float">
            <text:p>131,195138489661</text:p>
          </table:table-cell>
          <table:table-cell office:value-type="float" office:value="0.0005" calcext:value-type="float">
            <text:p>0,0005</text:p>
          </table:table-cell>
          <table:table-cell table:formula="of:=[.F28]^0.9*[.M28]" office:value-type="float" office:value="10.7084673765948" calcext:value-type="float">
            <text:p>10,70846737659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,2</text:p>
          </table:table-cell>
          <table:table-cell table:formula="of:=99.8799*[.B29]" office:value-type="float" office:value="119.85588" calcext:value-type="float">
            <text:p>119,85588</text:p>
          </table:table-cell>
          <table:table-cell table:formula="of:=12.767*SQRT([.B29])" office:value-type="float" office:value="13.9855477833369" calcext:value-type="float">
            <text:p>13,9855477833369</text:p>
          </table:table-cell>
          <table:table-cell table:formula="of:=1.14/1000*[.D29]*4" office:value-type="float" office:value="0.0637740978920163" calcext:value-type="float">
            <text:p>0,063774097892016</text:p>
          </table:table-cell>
          <table:table-cell table:formula="of:=3.81*1000/1.5*[.D29]*2" office:value-type="float" office:value="71046.5827393515" calcext:value-type="float">
            <text:p>71046,5827393515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831.639/100*[.G29]" office:value-type="float" office:value="12.474585" calcext:value-type="float">
            <text:p>12,474585</text:p>
          </table:table-cell>
          <table:table-cell table:formula="of:=0.2*[.I29]" office:value-type="float" office:value="2.494917" calcext:value-type="float">
            <text:p>2,494917</text:p>
          </table:table-cell>
          <table:table-cell table:formula="of:=[.I29]*3.81*2*9.8/5/[.D29]/[.D29]/100*2" office:value-type="float" office:value="0.0190505791098103" calcext:value-type="float">
            <text:p>0,01905057910981</text:p>
          </table:table-cell>
          <table:table-cell table:formula="of:=((10.641*5/([.I29]*(3*0.0254)^4.87))^(1/1.852))*[.E29]" office:value-type="float" office:value="121.55615491309" calcext:value-type="float">
            <text:p>121,55615491309</text:p>
          </table:table-cell>
          <table:table-cell office:value-type="float" office:value="0.00086" calcext:value-type="float">
            <text:p>0,00086</text:p>
          </table:table-cell>
          <table:table-cell table:formula="of:=[.F29]^0.9*[.M29]" office:value-type="float" office:value="19.993430878195" calcext:value-type="float">
            <text:p>19,9934308781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table:formula="of:=99.8799*[.B30]" office:value-type="float" office:value="139.83186" calcext:value-type="float">
            <text:p>139,83186</text:p>
          </table:table-cell>
          <table:table-cell table:formula="of:=12.767*SQRT([.B30])" office:value-type="float" office:value="15.1061181181666" calcext:value-type="float">
            <text:p>15,1061181181666</text:p>
          </table:table-cell>
          <table:table-cell table:formula="of:=1.14/1000*[.D30]*4" office:value-type="float" office:value="0.0688838986188395" calcext:value-type="float">
            <text:p>0,06888389861884</text:p>
          </table:table-cell>
          <table:table-cell table:formula="of:=3.81*1000/1.5*[.D30]*2" office:value-type="float" office:value="76739.0800402861" calcext:value-type="float">
            <text:p>76739,0800402861</text:p>
          </table:table-cell>
          <table:table-cell office:value-type="float" office:value="1.7" calcext:value-type="float">
            <text:p>1,7</text:p>
          </table:table-cell>
          <table:table-cell/>
          <table:table-cell table:formula="of:=831.639/100*[.G30]" office:value-type="float" office:value="14.137863" calcext:value-type="float">
            <text:p>14,137863</text:p>
          </table:table-cell>
          <table:table-cell table:formula="of:=0.2*[.I30]" office:value-type="float" office:value="2.8275726" calcext:value-type="float">
            <text:p>2,8275726</text:p>
          </table:table-cell>
          <table:table-cell table:formula="of:=[.I30]*3.81*2*9.8/5/[.D30]/[.D30]/100*2" office:value-type="float" office:value="0.01850627684953" calcext:value-type="float">
            <text:p>0,01850627684953</text:p>
          </table:table-cell>
          <table:table-cell table:formula="of:=((10.641*5/([.I30]*(3*0.0254)^4.87))^(1/1.852))*[.E30]" office:value-type="float" office:value="122.715538973164" calcext:value-type="float">
            <text:p>122,715538973164</text:p>
          </table:table-cell>
          <table:table-cell office:value-type="float" office:value="0.000783" calcext:value-type="float">
            <text:p>0,000783</text:p>
          </table:table-cell>
          <table:table-cell table:formula="of:=[.F30]^0.9*[.M30]" office:value-type="float" office:value="19.5108725367699" calcext:value-type="float">
            <text:p>19,5108725367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,6</text:p>
          </table:table-cell>
          <table:table-cell table:style-name="ce2" table:formula="of:=99.8799*[.B31]" office:value-type="float" office:value="159.80784" calcext:value-type="float">
            <text:p>159,80784</text:p>
          </table:table-cell>
          <table:table-cell table:formula="of:=12.767*SQRT([.B31])" office:value-type="float" office:value="16.1491195549479" calcext:value-type="float">
            <text:p>16,1491195549479</text:p>
          </table:table-cell>
          <table:table-cell table:formula="of:=1.14/1000*[.D31]*4" office:value-type="float" office:value="0.0736399851705624" calcext:value-type="float">
            <text:p>0,073639985170562</text:p>
          </table:table-cell>
          <table:table-cell table:formula="of:=3.81*1000/1.5*[.D31]*2" office:value-type="float" office:value="82037.5273391352" calcext:value-type="float">
            <text:p>82037,5273391352</text:p>
          </table:table-cell>
          <table:table-cell office:value-type="float" office:value="1.9" calcext:value-type="float">
            <text:p>1,9</text:p>
          </table:table-cell>
          <table:table-cell/>
          <table:table-cell table:formula="of:=831.639/100*[.G31]" office:value-type="float" office:value="15.801141" calcext:value-type="float">
            <text:p>15,801141</text:p>
          </table:table-cell>
          <table:table-cell table:formula="of:=0.2*[.I31]" office:value-type="float" office:value="3.1602282" calcext:value-type="float">
            <text:p>3,1602282</text:p>
          </table:table-cell>
          <table:table-cell table:formula="of:=[.I31]*3.81*2*9.8/5/[.D31]/[.D31]/100*2" office:value-type="float" office:value="0.0180980501543198" calcext:value-type="float">
            <text:p>0,01809805015432</text:p>
          </table:table-cell>
          <table:table-cell table:formula="of:=((10.641*5/([.I31]*(3*0.0254)^4.87))^(1/1.852))*[.E31]" office:value-type="float" office:value="123.541563204079" calcext:value-type="float">
            <text:p>123,541563204079</text:p>
          </table:table-cell>
          <table:table-cell office:value-type="float" office:value="0.000714" calcext:value-type="float">
            <text:p>0,000714</text:p>
          </table:table-cell>
          <table:table-cell table:formula="of:=[.F31]^0.9*[.M31]" office:value-type="float" office:value="18.8933738227572" calcext:value-type="float">
            <text:p>18,8933738227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" calcext:value-type="float">
            <text:p>1,8</text:p>
          </table:table-cell>
          <table:table-cell table:formula="of:=99.8799*[.B32]" office:value-type="float" office:value="179.78382" calcext:value-type="float">
            <text:p>179,78382</text:p>
          </table:table-cell>
          <table:table-cell table:formula="of:=12.767*SQRT([.B32])" office:value-type="float" office:value="17.1287279212439" calcext:value-type="float">
            <text:p>17,1287279212439</text:p>
          </table:table-cell>
          <table:table-cell table:formula="of:=1.14/1000*[.D32]*4" office:value-type="float" office:value="0.0781069993208721" calcext:value-type="float">
            <text:p>0,078106999320872</text:p>
          </table:table-cell>
          <table:table-cell table:formula="of:=3.81*1000/1.5*[.D32]*2" office:value-type="float" office:value="87013.937839919" calcext:value-type="float">
            <text:p>87013,937839919</text:p>
          </table:table-cell>
          <table:table-cell office:value-type="float" office:value="2.3" calcext:value-type="float">
            <text:p>2,3</text:p>
          </table:table-cell>
          <table:table-cell/>
          <table:table-cell table:formula="of:=831.639/100*[.G32]" office:value-type="float" office:value="19.127697" calcext:value-type="float">
            <text:p>19,127697</text:p>
          </table:table-cell>
          <table:table-cell table:formula="of:=0.2*[.I32]" office:value-type="float" office:value="3.8255394" calcext:value-type="float">
            <text:p>3,8255394</text:p>
          </table:table-cell>
          <table:table-cell table:formula="of:=[.I32]*3.81*2*9.8/5/[.D32]/[.D32]/100*2" office:value-type="float" office:value="0.0194739253122505" calcext:value-type="float">
            <text:p>0,019473925312251</text:p>
          </table:table-cell>
          <table:table-cell table:formula="of:=((10.641*5/([.I32]*(3*0.0254)^4.87))^(1/1.852))*[.E32]" office:value-type="float" office:value="118.191665012231" calcext:value-type="float">
            <text:p>118,191665012231</text:p>
          </table:table-cell>
          <table:table-cell office:value-type="float" office:value="0.0009697" calcext:value-type="float">
            <text:p>0,0009697</text:p>
          </table:table-cell>
          <table:table-cell table:formula="of:=[.F32]^0.9*[.M32]" office:value-type="float" office:value="27.0562333878381" calcext:value-type="float">
            <text:p>27,05623338783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 style:data-style-name="N2" text:time-value="19:48:32.1073474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4:00:14.417463128</meta:creation-date>
    <dc:date>2019-04-23T20:36:48.055078883</dc:date>
    <meta:editing-duration>PT1H29M14S</meta:editing-duration>
    <meta:editing-cycles>2</meta:editing-cycles>
    <meta:generator>LibreOffice/6.0.7.3$Linux_X86_64 LibreOffice_project/00m0$Build-3</meta:generator>
    <meta:document-statistic meta:table-count="1" meta:cell-count="357" meta:object-count="0"/>
  </office:meta>
</office:document-meta>
</file>